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ivisions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Return to Cas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24</text:p>
          </table:table-cell>
          <table:table-cell table:formula="of:=1/512" office:value-type="float" office:value="0.001953125" calcext:value-type="float">
            <text:p>0.001953125</text:p>
          </table:table-cell>
          <table:table-cell office:value-type="float" office:value="10000" calcext:value-type="float">
            <text:p>10000</text:p>
          </table:table-cell>
          <table:table-cell table:formula="of:=-[.C2]*[.B2]" office:value-type="float" office:value="-19.53125" calcext:value-type="float">
            <text:p>-19.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of a kind</text:p>
          </table:table-cell>
          <table:table-cell table:formula="of:=8/512" office:value-type="float" office:value="0.015625" calcext:value-type="float">
            <text:p>0.015625</text:p>
          </table:table-cell>
          <table:table-cell office:value-type="float" office:value="3000" calcext:value-type="float">
            <text:p>3000</text:p>
          </table:table-cell>
          <table:table-cell table:formula="of:=-[.C3]*[.B3]" office:value-type="float" office:value="-46.875" calcext:value-type="float">
            <text:p>-46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20 &lt;24</text:p>
          </table:table-cell>
          <table:table-cell table:formula="of:=34/512" office:value-type="float" office:value="0.06640625" calcext:value-type="float">
            <text:p>0.06640625</text:p>
          </table:table-cell>
          <table:table-cell office:value-type="float" office:value="2576.749" calcext:value-type="float">
            <text:p>2576.749</text:p>
          </table:table-cell>
          <table:table-cell table:formula="of:=-[.C4]*[.B4]" office:value-type="float" office:value="-171.11223828125" calcext:value-type="float">
            <text:p>-171.11223828125</text:p>
          </table:table-cell>
          <table:table-cell office:value-type="string" calcext:value-type="string">
            <text:p>House edge </text:p>
          </table:table-cell>
          <table:table-cell table:formula="of:=(SUM([.D2:.D7]))/[.A9]*100" office:value-type="float" office:value="14.998151171875" calcext:value-type="float">
            <text:p>14.998151171875</text:p>
          </table:table-cell>
        </table:table-row>
        <table:table-row table:style-name="ro1">
          <table:table-cell office:value-type="string" calcext:value-type="string">
            <text:p>3 in a row</text:p>
          </table:table-cell>
          <table:table-cell table:formula="of:=36/512" office:value-type="float" office:value="0.0703125" calcext:value-type="float">
            <text:p>0.0703125</text:p>
          </table:table-cell>
          <table:table-cell office:value-type="float" office:value="2250" calcext:value-type="float">
            <text:p>2250</text:p>
          </table:table-cell>
          <table:table-cell table:formula="of:=-[.C5]*[.B5]" office:value-type="float" office:value="-158.203125" calcext:value-type="float">
            <text:p>-158.20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18 &lt;20</text:p>
          </table:table-cell>
          <table:table-cell table:formula="of:=48/512" office:value-type="float" office:value="0.09375" calcext:value-type="float">
            <text:p>0.09375</text:p>
          </table:table-cell>
          <table:table-cell office:value-type="float" office:value="2200" calcext:value-type="float">
            <text:p>2200</text:p>
          </table:table-cell>
          <table:table-cell table:formula="of:=-[.C6]*[.B6]" office:value-type="float" office:value="-206.25" calcext:value-type="float">
            <text:p>-206.25</text:p>
          </table:table-cell>
          <table:table-cell/>
          <table:table-cell office:value-type="string" calcext:value-type="string">
            <text:p>House edge -170.554</text:p>
          </table:table-cell>
        </table:table-row>
        <table:table-row table:style-name="ro1">
          <table:table-cell office:value-type="string" calcext:value-type="string">
            <text:p>Casino</text:p>
          </table:table-cell>
          <table:table-cell table:formula="of:=1-SUM([.B2:.B6])" office:value-type="float" office:value="0.751953125" calcext:value-type="float">
            <text:p>0.751953125</text:p>
          </table:table-cell>
          <table:table-cell office:value-type="float" office:value="-1000" calcext:value-type="float">
            <text:p>-1000</text:p>
          </table:table-cell>
          <table:table-cell table:formula="of:=-[.C7]*[.B7]" office:value-type="float" office:value="751.953125" calcext:value-type="float">
            <text:p>751.9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sions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Return to Cas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24</text:p>
          </table:table-cell>
          <table:table-cell table:formula="of:=1/512" office:value-type="float" office:value="0.001953125" calcext:value-type="float">
            <text:p>0.001953125</text:p>
          </table:table-cell>
          <table:table-cell office:value-type="float" office:value="10000" calcext:value-type="float">
            <text:p>10000</text:p>
          </table:table-cell>
          <table:table-cell table:formula="of:=-[.C13]*[.B13]" office:value-type="float" office:value="-19.53125" calcext:value-type="float">
            <text:p>-19.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of a kind</text:p>
          </table:table-cell>
          <table:table-cell table:formula="of:=8/512" office:value-type="float" office:value="0.015625" calcext:value-type="float">
            <text:p>0.015625</text:p>
          </table:table-cell>
          <table:table-cell office:value-type="float" office:value="7500" calcext:value-type="float">
            <text:p>7500</text:p>
          </table:table-cell>
          <table:table-cell table:formula="of:=-[.C14]*[.B14]" office:value-type="float" office:value="-117.1875" calcext:value-type="float">
            <text:p>-117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20 &lt;24</text:p>
          </table:table-cell>
          <table:table-cell table:formula="of:=34/512" office:value-type="float" office:value="0.06640625" calcext:value-type="float">
            <text:p>0.06640625</text:p>
          </table:table-cell>
          <table:table-cell office:value-type="float" office:value="6500" calcext:value-type="float">
            <text:p>6500</text:p>
          </table:table-cell>
          <table:table-cell table:formula="of:=-[.C15]*[.B15]" office:value-type="float" office:value="-431.640625" calcext:value-type="float">
            <text:p>-431.640625</text:p>
          </table:table-cell>
          <table:table-cell/>
          <table:table-cell table:formula="of:=(SUM([.D13:.D18]))/[.A20]*100" office:value-type="float" office:value="-91.796875" calcext:value-type="float">
            <text:p>-91.796875</text:p>
          </table:table-cell>
        </table:table-row>
        <table:table-row table:style-name="ro1">
          <table:table-cell office:value-type="string" calcext:value-type="string">
            <text:p>3 in a row</text:p>
          </table:table-cell>
          <table:table-cell table:formula="of:=36/512" office:value-type="float" office:value="0.0703125" calcext:value-type="float">
            <text:p>0.0703125</text:p>
          </table:table-cell>
          <table:table-cell office:value-type="float" office:value="7000" calcext:value-type="float">
            <text:p>7000</text:p>
          </table:table-cell>
          <table:table-cell table:formula="of:=-[.C16]*[.B16]" office:value-type="float" office:value="-492.1875" calcext:value-type="float">
            <text:p>-492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18 &lt;20</text:p>
          </table:table-cell>
          <table:table-cell table:formula="of:=48/512" office:value-type="float" office:value="0.09375" calcext:value-type="float">
            <text:p>0.09375</text:p>
          </table:table-cell>
          <table:table-cell office:value-type="float" office:value="6500" calcext:value-type="float">
            <text:p>6500</text:p>
          </table:table-cell>
          <table:table-cell table:formula="of:=-[.C17]*[.B17]" office:value-type="float" office:value="-609.375" calcext:value-type="float">
            <text:p>-609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ino</text:p>
          </table:table-cell>
          <table:table-cell table:formula="of:=1-SUM([.B13:.B17])" office:value-type="float" office:value="0.751953125" calcext:value-type="float">
            <text:p>0.751953125</text:p>
          </table:table-cell>
          <table:table-cell office:value-type="float" office:value="-1000" calcext:value-type="float">
            <text:p>-1000</text:p>
          </table:table-cell>
          <table:table-cell table:formula="of:=-[.C18]*[.B18]" office:value-type="float" office:value="751.953125" calcext:value-type="float">
            <text:p>751.9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xperimental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Percent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Runs</text:p>
          </table:table-cell>
          <table:table-cell office:value-type="float" office:value="100000000" calcext:value-type="float">
            <text:p>1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of a kind</text:p>
          </table:table-cell>
          <table:table-cell office:value-type="float" office:value="1559119" calcext:value-type="float">
            <text:p>1559119</text:p>
          </table:table-cell>
          <table:table-cell table:style-name="ce1" office:value-type="percentage" office:value="0.01559119" calcext:value-type="percentage">
            <text:p>1.5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in a row</text:p>
          </table:table-cell>
          <table:table-cell office:value-type="float" office:value="7030819" calcext:value-type="float">
            <text:p>7030819</text:p>
          </table:table-cell>
          <table:table-cell table:style-name="ce1" office:value-type="percentage" office:value="0.0703" calcext:value-type="percentage">
            <text:p>7.03%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5172" calcext:value-type="float">
            <text:p>195172</text:p>
          </table:table-cell>
          <table:table-cell table:style-name="ce1" office:value-type="percentage" office:value="0.00195" calcext:value-type="percentage">
            <text:p>0.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24 &gt;20</text:p>
          </table:table-cell>
          <table:table-cell office:value-type="float" office:value="6641625" calcext:value-type="float">
            <text:p>6641625</text:p>
          </table:table-cell>
          <table:table-cell table:style-name="ce1" office:value-type="percentage" office:value="0.0664" calcext:value-type="percentage">
            <text:p>6.6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20 &gt; 18</text:p>
          </table:table-cell>
          <table:table-cell office:value-type="float" office:value="9566844" calcext:value-type="float">
            <text:p>9566844</text:p>
          </table:table-cell>
          <table:table-cell table:style-name="ce1" office:value-type="percentage" office:value="0.0957" calcext:value-type="percentage">
            <text:p>9.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ino</text:p>
          </table:table-cell>
          <table:table-cell table:formula="of:=[.B24]-SUM([.B25:.B29])" office:value-type="float" office:value="75006421" calcext:value-type="float">
            <text:p>75006421</text:p>
          </table:table-cell>
          <table:table-cell table:style-name="ce1" office:value-type="percentage" office:value="0.75006" calcext:value-type="percentage">
            <text:p>75.01%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D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6:04.658981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11:31:02.801234667</meta:creation-date>
    <dc:date>2022-02-25T13:39:56.948718716</dc:date>
    <meta:editing-duration>PT1H47M5S</meta:editing-duration>
    <meta:editing-cycles>8</meta:editing-cycles>
    <meta:generator>LibreOffice/7.1.5.2$Linux_X86_64 LibreOffice_project/10$Build-2</meta:generator>
    <meta:document-statistic meta:table-count="1" meta:cell-count="88" meta:object-count="0"/>
  </office:meta>
</office:document-meta>
</file>